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10.56">
            <text:p>10.56</text:p>
          </table:table-cell>
          <table:table-cell table:formula="of:=[.B2]/[.C2]" office:value-type="float" office:value="378.787878787879">
            <text:p>378.787878787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10.99">
            <text:p>10.99</text:p>
          </table:table-cell>
          <table:table-cell table:formula="of:=[.B3]/[.C3]" office:value-type="float" office:value="363.967242948135">
            <text:p>363.9672429481</text:p>
          </table:table-cell>
        </table:table-row>
        <table:table-row table:style-name="ro1">
          <table:table-cell table:formula="of:=SUM([.A2:.A3])/2" office:value-type="float" office:value="10">
            <text:p>10</text:p>
          </table:table-cell>
          <table:table-cell table:formula="of:=SUM([.B2:.B3])/2" office:value-type="float" office:value="4000">
            <text:p>4000</text:p>
          </table:table-cell>
          <table:table-cell table:formula="of:=SUM([.C2:.C3])/2" office:value-type="float" office:value="10.775">
            <text:p>10.775</text:p>
          </table:table-cell>
          <table:table-cell table:formula="of:=SUM([.D2:.D3])/2" office:value-type="float" office:value="371.377560868007">
            <text:p>371.377560868</text:p>
          </table:table-cell>
        </table:table-row>
        <table:table-row table:style-name="ro1">
          <table:table-cell table:formula="of:=STDEV([.A2:.A3])" office:value-type="float" office:value="0">
            <text:p>0</text:p>
          </table:table-cell>
          <table:table-cell table:formula="of:=STDEV([.B2:.B3])" office:value-type="float" office:value="0">
            <text:p>0</text:p>
          </table:table-cell>
          <table:table-cell table:formula="of:=STDEV([.C2:.C3])" office:value-type="float" office:value="0.304055915910215">
            <text:p>0.3040559159</text:p>
          </table:table-cell>
          <table:table-cell table:formula="of:=STDEV([.D2:.D3])" office:value-type="float" office:value="10.4797721037794">
            <text:p>10.4797721038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58.21">
            <text:p>58.21</text:p>
          </table:table-cell>
          <table:table-cell table:formula="of:=[.B8]/[.C8]" office:value-type="float" office:value="274.866861364027">
            <text:p>274.86686136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000">
            <text:p>16000</text:p>
          </table:table-cell>
          <table:table-cell office:value-type="float" office:value="69.5">
            <text:p>69.5</text:p>
          </table:table-cell>
          <table:table-cell table:formula="of:=[.B9]/[.C9]" office:value-type="float" office:value="230.215827338129">
            <text:p>230.2158273381</text:p>
          </table:table-cell>
        </table:table-row>
        <table:table-row table:style-name="ro1">
          <table:table-cell table:formula="of:=SUM([.A8:.A9])/2" office:value-type="float" office:value="40">
            <text:p>40</text:p>
          </table:table-cell>
          <table:table-cell table:formula="of:=SUM([.B8:.B9])/2" office:value-type="float" office:value="16000">
            <text:p>16000</text:p>
          </table:table-cell>
          <table:table-cell table:formula="of:=SUM([.C8:.C9])/2" office:value-type="float" office:value="63.855">
            <text:p>63.855</text:p>
          </table:table-cell>
          <table:table-cell table:formula="of:=SUM([.D8:.D9])/2" office:value-type="float" office:value="252.541344351078">
            <text:p>252.5413443511</text:p>
          </table:table-cell>
        </table:table-row>
        <table:table-row table:style-name="ro1">
          <table:table-cell table:formula="of:=STDEV([.A8:.A9])" office:value-type="float" office:value="0">
            <text:p>0</text:p>
          </table:table-cell>
          <table:table-cell table:formula="of:=STDEV([.B8:.B9])" office:value-type="float" office:value="0">
            <text:p>0</text:p>
          </table:table-cell>
          <table:table-cell table:formula="of:=STDEV([.C8:.C9])" office:value-type="float" office:value="7.98323555959612">
            <text:p>7.9832355596</text:p>
          </table:table-cell>
          <table:table-cell table:formula="of:=STDEV([.D8:.D9])" office:value-type="float" office:value="31.5730489467033">
            <text:p>31.573048946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000">
            <text:p>64000</text:p>
          </table:table-cell>
          <table:table-cell office:value-type="float" office:value="187.3">
            <text:p>187.3</text:p>
          </table:table-cell>
          <table:table-cell table:formula="of:=[.B15]/[.C15]" office:value-type="float" office:value="341.697810998398">
            <text:p>341.697810998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000">
            <text:p>64000</text:p>
          </table:table-cell>
          <table:table-cell office:value-type="float" office:value="169.24">
            <text:p>169.24</text:p>
          </table:table-cell>
          <table:table-cell table:formula="of:=[.B16]/[.C16]" office:value-type="float" office:value="378.161191207752">
            <text:p>378.161191207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000">
            <text:p>64000</text:p>
          </table:table-cell>
          <table:table-cell table:formula="of:=SUM([.C15:.C16])/2" office:value-type="float" office:value="178.27">
            <text:p>178.27</text:p>
          </table:table-cell>
          <table:table-cell table:formula="of:=SUM([.D15:.D16])/2" office:value-type="float" office:value="359.929501103075">
            <text:p>359.9295011031</text:p>
          </table:table-cell>
        </table:table-row>
        <table:table-row table:style-name="ro1">
          <table:table-cell table:formula="of:=STDEV([.A15:.A16])" office:value-type="float" office:value="0">
            <text:p>0</text:p>
          </table:table-cell>
          <table:table-cell table:formula="of:=STDEV([.B15:.B16])" office:value-type="float" office:value="0">
            <text:p>0</text:p>
          </table:table-cell>
          <table:table-cell table:formula="of:=STDEV([.C15:.C16])" office:value-type="float" office:value="12.7703484682291">
            <text:p>12.7703484682</text:p>
          </table:table-cell>
          <table:table-cell table:formula="of:=STDEV([.D15:.D16])" office:value-type="float" office:value="25.7835034110176">
            <text:p>25.7835034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numOfFiles</text:p>
          </table:table-cell>
          <table:table-cell office:value-type="string">
            <text:p>sizeDownloaded(kb)</text:p>
          </table:table-cell>
          <table:table-cell office:value-type="string">
            <text:p>Down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6000">
            <text:p>256000</text:p>
          </table:table-cell>
          <table:table-cell office:value-type="float" office:value="768.6">
            <text:p>768.6</text:p>
          </table:table-cell>
          <table:table-cell table:formula="of:=[.B22]/[.C22]" office:value-type="float" office:value="333.073119958366">
            <text:p>333.073119958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56000">
            <text:p>256000</text:p>
          </table:table-cell>
          <table:table-cell office:value-type="float" office:value="792.95">
            <text:p>792.95</text:p>
          </table:table-cell>
          <table:table-cell table:formula="of:=[.B23]/[.C23]" office:value-type="float" office:value="322.845072198752">
            <text:p>322.8450721988</text:p>
          </table:table-cell>
        </table:table-row>
        <table:table-row table:style-name="ro1">
          <table:table-cell table:formula="of:=SUM([.A22:.A23])/2" office:value-type="float" office:value="640">
            <text:p>640</text:p>
          </table:table-cell>
          <table:table-cell table:formula="of:=SUM([.B22:.B23])/2" office:value-type="float" office:value="256000">
            <text:p>256000</text:p>
          </table:table-cell>
          <table:table-cell table:formula="of:=SUM([.C22:.C23])/2" office:value-type="float" office:value="780.775">
            <text:p>780.775</text:p>
          </table:table-cell>
          <table:table-cell table:formula="of:=SUM([.D22:.D23])/2" office:value-type="float" office:value="327.959096078559">
            <text:p>327.9590960786</text:p>
          </table:table-cell>
        </table:table-row>
        <table:table-row table:style-name="ro1">
          <table:table-cell table:formula="of:=STDEV([.A22:.A23])" office:value-type="float" office:value="0">
            <text:p>0</text:p>
          </table:table-cell>
          <table:table-cell table:formula="of:=STDEV([.B22:.B23])" office:value-type="float" office:value="0">
            <text:p>0</text:p>
          </table:table-cell>
          <table:table-cell table:formula="of:=STDEV([.C22:.C23])" office:value-type="float" office:value="17.2180501218925">
            <text:p>17.2180501219</text:p>
          </table:table-cell>
          <table:table-cell table:formula="of:=STDEV([.D22:.D23])" office:value-type="float" office:value="7.23232192912319">
            <text:p>7.2323219291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6T20:21:28</dc:date>
    <meta:editing-duration>PT3M10S</meta:editing-duration>
    <meta:editing-cycles>8</meta:editing-cycles>
    <dc:creator>alogo </dc:creator>
    <meta:document-statistic meta:table-count="1" meta:cell-count="80" meta:object-count="0"/>
  </office:meta>
</office:document-meta>
</file>